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693in" fo:margin-bottom="0.0693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.0693in" fo:margin-bottom="0.0693in" loext:contextual-spacing="false" fo:line-height="100%" fo:text-align="start" style:justify-single-word="false" fo:text-indent="0in" style:auto-text-indent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5" style:family="paragraph" style:parent-style-name="Standard" style:list-style-name="WWNum1">
      <style:paragraph-properties fo:margin-left="0.5in" fo:margin-right="0in" fo:margin-top="0.0693in" fo:margin-bottom="0.0693in" loext:contextual-spacing="false" fo:line-height="100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T1" style:family="text">
      <style:text-properties fo:color="#000000" style:text-position="0% 100%" style:font-name="Quattrocento Sans" fo:font-size="13.5pt" fo:font-weight="bold" style:font-name-asian="Quattrocento Sans1" style:font-size-asian="13.5pt" style:font-weight-asian="bold" style:font-name-complex="Quattrocento Sans1" style:font-size-complex="13.5pt"/>
    </style:style>
    <style:style style:name="T2" style:family="text">
      <style:text-properties fo:color="#000000" style:text-position="0% 100%" style:font-name="Quattrocento Sans" fo:font-size="12pt" fo:font-weight="bold" style:font-name-asian="Quattrocento Sans1" style:font-size-asian="12pt" style:font-weight-asian="bold" style:font-name-complex="Quattrocento Sans1" style:font-size-complex="12pt"/>
    </style:style>
    <style:style style:name="T3" style:family="text">
      <style:text-properties fo:color="#000000" style:text-position="0% 100%" style:font-name="Quattrocento Sans" fo:font-size="12pt" style:font-name-asian="Quattrocento Sans1" style:font-size-asian="12pt" style:font-name-complex="Quattrocento Sans1" style:font-size-complex="12pt"/>
    </style:style>
    <style:style style:name="T4" style:family="text">
      <style:text-properties fo:color="#000000" style:text-position="0% 100%" style:font-name="Quattrocento Sans" fo:font-size="18pt" fo:font-weight="bold" style:font-name-asian="Quattrocento Sans1" style:font-size-asian="18pt" style:font-weight-asian="bold" style:font-name-complex="Quattrocento Sans1" style:font-size-complex="18pt"/>
    </style:style>
    <style:style style:name="T5" style:family="text">
      <style:text-properties fo:color="#000000" style:text-position="0% 100%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6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color="#000000" style:text-position="0% 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text-position="0% 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fo:font-size="13.5pt" fo:font-weight="bold" style:font-size-asian="13.5pt" style:font-weight-asian="bold" style:font-size-complex="13.5pt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color="#0000ff" style:text-position="0% 100%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🚀</text:span><text:span text:style-name="T9">TahaNaaz </text:span><text:span text:style-name="T5">Hackathone 3 - Shaping the Future of Digital Innovation</text:span></text:p>
      <text:p text:style-name="P1"><text:span text:style-name="T2">📌</text:span><text:span text:style-name="T6"> Introduction</text:span></text:p>
      <text:p text:style-name="P1"><text:span text:style-name="T7">In today's rapidly evolving digital world, businesses need </text:span><text:span text:style-name="T6">powerful, scalable, and cutting-edge solutions</text:span><text:span text:style-name="T7"> to stay ahead of the competition. </text:span><text:span text:style-name="T6">Wasay Hackathone 3</text:span><text:span text:style-name="T7"> is a next-generation technology-driven platform that </text:span><text:span text:style-name="T6">transforms ideas into reality</text:span><text:span text:style-name="T7">, providing businesses and individuals with high-performance </text:span><text:span text:style-name="T6">web solutions, e-commerce platforms, and AI-powered applications</text:span><text:span text:style-name="T7">.</text:span></text:p>
      <text:p text:style-name="P1"><text:span text:style-name="T7">With a mission to revolutionize the </text:span><text:span text:style-name="T6">tech landscape</text:span><text:span text:style-name="T7">, we offer </text:span><text:span text:style-name="T6">custom-built, scalable, and future-proof solutions</text:span><text:span text:style-name="T7"> using </text:span><text:span text:style-name="T6">Next.js, Tailwind CSS, and modern frameworks</text:span><text:span text:style-name="T7"> to drive efficiency, growth, and success.</text:span></text:p>
      <text:p text:style-name="P3"/>
      <text:p text:style-name="P1"><text:span text:style-name="T4">🌟</text:span><text:span text:style-name="T8"> Why Choose </text:span><text:span text:style-name="T10">TahaNaaz</text:span><text:span text:style-name="T8"> Hackathone 3?</text:span></text:p>
      <text:p text:style-name="P1"><text:span text:style-name="T7">We don’t just build websites – </text:span><text:span text:style-name="T6">we create experiences</text:span><text:span text:style-name="T7"> that are fast, responsive, and built for the future.</text:span></text:p>
      <text:p text:style-name="P1"><text:span text:style-name="T1">✅</text:span><text:span text:style-name="T5"> 1. Next-Gen Web Development</text:span></text:p>
      <text:p text:style-name="P1"><text:span text:style-name="T7">We specialize in </text:span><text:span text:style-name="T6">Next.js</text:span><text:span text:style-name="T7">, a </text:span><text:span text:style-name="T6">high-performance, SEO-friendly, and scalable</text:span><text:span text:style-name="T7"> framework that ensures your website or app loads </text:span><text:span text:style-name="T6">blazing fast</text:span><text:span text:style-name="T7"> with seamless user experience.</text:span></text:p>
      <text:p text:style-name="P1"><text:span text:style-name="T1">✅</text:span><text:span text:style-name="T5"> 2. E-Commerce Excellence</text:span></text:p>
      <text:p text:style-name="P1"><text:span text:style-name="T7">Whether you're launching a startup or scaling an enterprise, our </text:span><text:span text:style-name="T6">feature-rich e-commerce solutions</text:span><text:span text:style-name="T7"> provide:</text:span></text:p>
      <text:list xml:id="list1467649276" text:style-name="WWNum1">
        <text:list-item>
          <text:p text:style-name="P5"><text:span text:style-name="T7">Secure </text:span><text:span text:style-name="T6">payment gateways</text:span></text:p>
        </text:list-item>
        <text:list-item>
          <text:p text:style-name="P5"><text:span text:style-name="T7">Intuitive </text:span><text:span text:style-name="T6">shopping experiences</text:span></text:p>
        </text:list-item>
        <text:list-item>
          <text:p text:style-name="P5"><text:span text:style-name="T6">AI-powered recommendations</text:span><text:span text:style-name="T7"> to boost sales</text:span></text:p>
        </text:list-item>
        <text:list-item>
          <text:p text:style-name="P5"><text:span text:style-name="T7">Mobile-first and responsive UI</text:span></text:p>
        </text:list-item>
      </text:list>
      <text:p text:style-name="P1"><text:span text:style-name="T1">✅</text:span><text:span text:style-name="T5"> 3. AI-Powered Integrations</text:span></text:p>
      <text:p text:style-name="P1"><text:span text:style-name="T7">We leverage </text:span><text:span text:style-name="T6">Artificial Intelligence &amp; Machine Learning</text:span><text:span text:style-name="T7"> to optimize workflows, analyze customer behavior, and automate processes, making businesses more </text:span><text:span text:style-name="T6">efficient and data-driven</text:span><text:span text:style-name="T7">.</text:span></text:p>
      <text:p text:style-name="P1"><text:span text:style-name="T1">✅</text:span><text:span text:style-name="T5"> 4. Admin Dashboards &amp; Analytics</text:span></text:p>
      <text:p text:style-name="P1"><text:span text:style-name="T7">Data is power. Our </text:span><text:span text:style-name="T6">custom admin dashboards</text:span><text:span text:style-name="T7"> give you </text:span><text:span text:style-name="T6">real-time insights</text:span><text:span text:style-name="T7">, interactive reports, and smart analytics to make </text:span><text:span text:style-name="T6">informed business decisions</text:span><text:span text:style-name="T7">.</text:span></text:p>
      <text:p text:style-name="P1"><text:span text:style-name="T1">✅</text:span><text:span text:style-name="T5"> 5. Custom Web &amp; Mobile Applications</text:span></text:p>
      <text:p text:style-name="P1"><text:span text:style-name="T7">We design and develop tailored </text:span><text:span text:style-name="T6">web and mobile apps</text:span><text:span text:style-name="T7"> that align with your brand’s vision, helping you </text:span><text:span text:style-name="T6">stand out in the digital market</text:span><text:span text:style-name="T7">.</text:span></text:p>
      <text:p text:style-name="P3"/>
      <text:p text:style-name="P1"><text:span text:style-name="T4">📊</text:span><text:span text:style-name="T8"> The Market Potential</text:span></text:p>
      <text:p text:style-name="P1"><text:span text:style-name="T7">The demand for </text:span><text:span text:style-name="T6">fast, responsive, and AI-driven web solutions</text:span><text:span text:style-name="T7"> is skyrocketing, with the global web development market valued at </text:span><text:span text:style-name="T6">over $60 billion</text:span><text:span text:style-name="T7">. Companies are actively seeking </text:span><text:span text:style-name="T6">modern, scalable, and secure web applications</text:span><text:span text:style-name="T7">, making this the perfect time to invest in the future.</text:span></text:p>
      <text:p text:style-name="P1"><text:span text:style-name="T1">🚀</text:span><text:span text:style-name="T5"> The Opportunity</text:span></text:p>
      <text:p text:style-name="P1"><text:soft-page-break/><text:span text:style-name="T7">Wasay Hackathone 3 is positioned at the </text:span><text:span text:style-name="T6">forefront of innovation</text:span><text:span text:style-name="T7">, ready to disrupt the industry with </text:span><text:span text:style-name="T6">next-gen web development</text:span><text:span text:style-name="T7">. We are actively looking for:<text:line-break/></text:span><text:span text:style-name="T3">✔</text:span><text:span text:style-name="T7"> </text:span><text:span text:style-name="T6">Strategic partnerships</text:span><text:span text:style-name="T7"> to expand our ecosystem<text:line-break/></text:span><text:span text:style-name="T3">✔</text:span><text:span text:style-name="T7"> </text:span><text:span text:style-name="T6">Investors</text:span><text:span text:style-name="T7"> to scale our services globally<text:line-break/></text:span><text:span text:style-name="T3">✔</text:span><text:span text:style-name="T7"> </text:span><text:span text:style-name="T6">Businesses &amp; entrepreneurs</text:span><text:span text:style-name="T7"> who want to digitalize their operations with AI-driven web solutions</text:span></text:p>
      <text:p text:style-name="P3"/>
      <text:p text:style-name="P1"><text:span text:style-name="T4">💡</text:span><text:span text:style-name="T8"> Let</text:span><text:span text:style-name="T4">’</text:span><text:span text:style-name="T8">s Build the Future Together!</text:span></text:p>
      <text:p text:style-name="P1"><text:span text:style-name="T7">Join us in </text:span><text:span text:style-name="T6">shaping the digital revolution</text:span><text:span text:style-name="T7"> and unlocking the power of technology. Whether you’re looking for </text:span><text:span text:style-name="T6">a cutting-edge website, an e-commerce store, or a data-driven business solution</text:span><text:span text:style-name="T7">, </text:span><text:span text:style-name="T6">Wasay Hackathone 3</text:span><text:span text:style-name="T7"> is your </text:span><text:span text:style-name="T6">go-to innovation partner</text:span><text:span text:style-name="T7">.</text:span></text:p>
      <text:p text:style-name="P1"><text:span text:style-name="T3">📢</text:span><text:span text:style-name="T7"> </text:span><text:span text:style-name="T6">Let’s Talk!</text:span><text:span text:style-name="T7"><text:line-break/></text:span><text:span text:style-name="T3">🌍</text:span><text:span text:style-name="T7"> </text:span><text:span text:style-name="T6">Visit Us:</text:span><text:span text:style-name="T7"> </text:span><text:a xlink:type="simple" xlink:href="https://second-assign-ten.vercel.app/" text:style-name="ListLabel_20_1" text:visited-style-name="ListLabel_20_1"><text:span text:style-name="T11">https://second-assign-ten.vercel.app/</text:span></text:a><text:span text:style-name="T7"><text:line-break/></text:span><text:span text:style-name="T3">📧</text:span><text:span text:style-name="T7"> </text:span><text:span text:style-name="T6">Contact Us:</text:span><text:span text:style-name="T7"> [Your Email or Socials]</text:span></text:p>
      <text:p text:style-name="P3"/>
      <text:p text:style-name="P1"><text:span text:style-name="T5">Transform. Innovate. Lead. – Welcome to</text:span><text:span text:style-name="T9"> </text:span><text:span text:style-name="T5"><text:s/>Hackathone 3 </text:span><text:span text:style-name="T1">🚀</text:span></text:p>
      <text:p text:style-name="P1"><text:span text:style-name="T7">Agar aap chahain to isme </text:span><text:span text:style-name="T6">aur details add</text:span><text:span text:style-name="T7"> kar sakte hain jaise </text:span><text:span text:style-name="T6">your mission statement, project roadmap, ya pricing plans</text:span><text:span text:style-name="T7">. Let me know if you need any modifications! </text:span><text:span text:style-name="T3">😊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ff" style:text-position="0% 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450" meta:character-count="3057" meta:non-whitespace-character-count="2637"/>
    <meta:generator>LibreOfficeDev/6.0.5.2$Linux_X86_64 LibreOffice_project/</meta:generator>
  </office:meta>
</office:document-meta>
</file>